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solid" draw:fill-color="#ffffff" draw:opacity="25%" fo:min-height="0.75cm" draw:shadow-opacity="25%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8.999cm" svg:height="14.249cm" svg:x="1cm" svg:y="7.798cm">
          <draw:image xlink:href="/media/disk/img/Capture-3.png" xlink:type="simple" xlink:show="embed" xlink:actuate="onLoad">
            <text:p text:style-name="P2"/>
          </draw:image>
        </draw:frame>
        <draw:frame draw:style-name="gr2" draw:text-style-name="P2" draw:layer="layout" svg:width="9cm" svg:height="1.25cm" svg:x="10.5cm" svg:y="6.25cm">
          <draw:text-box>
            <text:p text:style-name="P2">Tableau de bord supérieur</text:p>
          </draw:text-box>
        </draw:frame>
        <draw:frame draw:style-name="gr2" draw:text-style-name="P2" draw:layer="layout" svg:width="9cm" svg:height="1.25cm" svg:x="10.5cm" svg:y="22.45cm">
          <draw:text-box>
            <text:p text:style-name="P2">Tableau de bord inférieur</text:p>
          </draw:text-box>
        </draw:frame>
        <draw:line draw:style-name="gr3" draw:text-style-name="P1" draw:layer="layout" svg:x1="10.5cm" svg:y1="22.8cm" svg:x2="8cm" svg:y2="21.8cm">
          <text:p text:style-name="P2"/>
        </draw:line>
        <draw:line draw:style-name="gr3" draw:text-style-name="P1" draw:layer="layout" svg:x1="10.5cm" svg:y1="7cm" svg:x2="9.5cm" svg:y2="8cm">
          <text:p text:style-name="P2"/>
        </draw:line>
        <draw:frame draw:style-name="gr4" draw:text-style-name="P2" draw:layer="layout" svg:width="5.5cm" svg:height="1cm" svg:x="15.7cm" svg:y="8.6cm">
          <draw:text-box>
            <text:p text:style-name="P2">Votre bureau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6.047cm" fo:margin-bottom="6.175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7-04-25T12:56:48</meta:creation-date>
    <dc:creator>Didier Roche</dc:creator>
    <dc:date>2008-10-26T13:25:58</dc:date>
    <dc:language>fr-FR</dc:language>
    <meta:editing-cycles>2</meta:editing-cycles>
    <meta:editing-duration>PT56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